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Abstract">
      <style:paragraph-properties fo:margin-left="0cm" fo:margin-right="0cm" fo:text-align="center" style:justify-single-word="false" fo:text-indent="0cm" style:auto-text-indent="false"/>
      <style:text-properties fo:font-variant="normal" fo:text-transform="none" fo:color="#000000" style:font-name="Liberation Serif" fo:font-size="12pt" fo:letter-spacing="normal" fo:font-style="normal" fo:font-weight="normal" officeooo:paragraph-rsid="0008b257" style:font-size-asian="10pt" style:font-size-complex="10pt"/>
    </style:style>
    <style:style style:name="P2" style:family="paragraph" style:parent-style-name="Abstract">
      <style:paragraph-properties fo:margin-left="0cm" fo:margin-right="0cm" fo:text-align="center" style:justify-single-word="false" fo:text-indent="0cm" style:auto-text-indent="false"/>
      <style:text-properties fo:font-variant="normal" fo:text-transform="none" fo:color="#000000" style:font-name="Liberation Serif" fo:font-size="12pt" fo:letter-spacing="normal" fo:font-style="italic" fo:font-weight="normal" officeooo:paragraph-rsid="0008b257" style:font-size-asian="10pt" style:font-style-asian="italic" style:font-size-complex="10pt" style:font-style-complex="italic"/>
    </style:style>
    <style:style style:name="P3" style:family="paragraph" style:parent-style-name="Author">
      <style:paragraph-properties fo:margin-top="0.176cm" fo:margin-bottom="0.071cm" loext:contextual-spacing="false" fo:text-align="center" style:justify-single-word="false"/>
      <style:text-properties officeooo:paragraph-rsid="0005b548"/>
    </style:style>
    <style:style style:name="P4" style:family="paragraph" style:parent-style-name="Standard">
      <style:paragraph-properties fo:text-align="center" style:justify-single-word="false"/>
      <style:text-properties officeooo:paragraph-rsid="0005b548"/>
    </style:style>
    <style:style style:name="P5" style:family="paragraph" style:parent-style-name="Standard">
      <style:text-properties officeooo:paragraph-rsid="0008b257"/>
    </style:style>
    <style:style style:name="P6" style:family="paragraph" style:parent-style-name="Standard">
      <style:paragraph-properties fo:text-align="center" style:justify-single-word="false"/>
      <style:text-properties fo:font-size="9pt" fo:language="en" fo:country="US" officeooo:rsid="001adea3" officeooo:paragraph-rsid="0005b548" style:font-size-asian="9pt" style:font-size-complex="9pt"/>
    </style:style>
    <style:style style:name="P7" style:family="paragraph" style:parent-style-name="Standard">
      <style:text-properties fo:font-size="16pt" fo:font-style="normal" fo:font-weight="bold" officeooo:rsid="001c692c" officeooo:paragraph-rsid="0008b257"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16pt" style:text-underline-style="none" officeooo:paragraph-rsid="0008b257"/>
    </style:style>
    <style:style style:name="P9" style:family="paragraph" style:parent-style-name="paper_20_title">
      <style:paragraph-properties fo:margin-top="0.176cm" fo:margin-bottom="0.176cm" loext:contextual-spacing="false" fo:text-align="center" style:justify-single-word="false"/>
      <style:text-properties officeooo:paragraph-rsid="0005b548"/>
    </style:style>
    <style:style style:name="P10" style:family="paragraph" style:parent-style-name="paper_20_title">
      <style:paragraph-properties fo:margin-top="0.176cm" fo:margin-bottom="0.176cm" loext:contextual-spacing="false" fo:text-align="center" style:justify-single-word="false"/>
      <style:text-properties style:font-name="Liberation Serif" fo:font-size="12pt" officeooo:rsid="0005b548" officeooo:paragraph-rsid="0008b257" style:font-size-asian="12pt" style:font-size-complex="12pt"/>
    </style:style>
    <style:style style:name="P1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111fc5" officeooo:paragraph-rsid="0008b257" style:font-size-asian="12pt" style:font-weight-asian="normal" style:font-size-complex="12pt" style:font-weight-complex="normal"/>
    </style:style>
    <style:style style:name="P1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08b257" officeooo:paragraph-rsid="0008b257" style:font-size-asian="12pt" style:font-weight-asian="normal" style:font-size-complex="12pt" style:font-weight-complex="normal"/>
    </style:style>
    <style:style style:name="P13" style:family="paragraph" style:parent-style-name="Standard">
      <style:paragraph-properties fo:margin-top="0.176cm" fo:margin-bottom="0.176cm" loext:contextual-spacing="false" fo:text-align="center" style:justify-single-word="false" fo:orphans="2" fo:widows="2"/>
      <style:text-properties style:font-name="Liberation Serif" fo:font-size="12pt" officeooo:rsid="0005b548" officeooo:paragraph-rsid="0008b257" style:font-size-asian="12pt" style:font-size-complex="12pt"/>
    </style:style>
    <style:style style:name="P14" style:family="paragraph" style:parent-style-name="Text_20_body">
      <style:paragraph-properties fo:margin-top="0.176cm" fo:margin-bottom="0.176cm" loext:contextual-spacing="false" fo:text-align="center" style:justify-single-word="false"/>
      <style:text-properties officeooo:rsid="001f467e" officeooo:paragraph-rsid="0008b257"/>
    </style:style>
    <style:style style:name="P15" style:family="paragraph" style:parent-style-name="Text_20_body">
      <style:paragraph-properties fo:text-align="center" style:justify-single-word="false"/>
      <style:text-properties officeooo:paragraph-rsid="0008b257"/>
    </style:style>
    <style:style style:name="P16" style:family="paragraph" style:parent-style-name="Text_20_body">
      <style:paragraph-properties fo:text-align="center" style:justify-single-word="false"/>
      <style:text-properties officeooo:rsid="001c852e" officeooo:paragraph-rsid="0008b257"/>
    </style:style>
    <style:style style:name="P17" style:family="paragraph" style:parent-style-name="Text_20_body">
      <style:paragraph-properties fo:margin-top="0.176cm" fo:margin-bottom="0.176cm" loext:contextual-spacing="false" fo:text-align="center" style:justify-single-word="false"/>
      <style:text-properties fo:font-size="16pt" fo:font-weight="bold" officeooo:rsid="0005b548" officeooo:paragraph-rsid="0008b257" style:font-weight-asian="bold" style:font-weight-complex="bold"/>
    </style:style>
    <style:style style:name="P18" style:family="paragraph" style:parent-style-name="Standard">
      <style:paragraph-properties fo:text-align="center" style:justify-single-word="false"/>
      <style:text-properties fo:font-size="16pt" style:text-underline-style="none" fo:font-weight="bold" officeooo:paragraph-rsid="0008b257" style:font-weight-asian="bold" style:font-weight-complex="bold"/>
    </style:style>
    <style:style style:name="P19"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12257f" officeooo:paragraph-rsid="0012257f" style:font-size-asian="12pt" style:font-style-asian="italic" style:font-weight-asian="normal" style:font-size-complex="12pt" style:font-style-complex="italic" style:font-weight-complex="normal" loext:padding="0cm" loext:border="none"/>
    </style:style>
    <style:style style:name="P2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17b406" officeooo:paragraph-rsid="0017b406" style:font-size-asian="12pt" style:font-style-asian="italic" style:font-weight-asian="normal" style:font-size-complex="12pt" style:font-style-complex="italic" style:font-weight-complex="normal" loext:padding="0cm" loext:border="none"/>
    </style:style>
    <style:style style:name="P2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184c90" officeooo:paragraph-rsid="001b6f2f" style:font-size-asian="12pt" style:font-style-asian="italic" style:font-weight-asian="normal" style:font-size-complex="12pt" style:font-style-complex="italic" style:font-weight-complex="normal" loext:padding="0cm" loext:border="none"/>
    </style:style>
    <style:style style:name="P2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bold" officeooo:rsid="001e0950" officeooo:paragraph-rsid="002865a2" style:font-size-asian="12pt" style:font-style-asian="italic" style:font-weight-asian="bold" style:font-size-complex="12pt" style:font-style-complex="italic" style:font-weight-complex="bold" loext:padding="0cm" loext:border="none"/>
    </style:style>
    <style:style style:name="P2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bold" officeooo:rsid="0008b257" officeooo:paragraph-rsid="0008b257" style:font-size-asian="12pt" style:font-weight-asian="bold" style:font-size-complex="12pt" style:font-weight-complex="bold"/>
    </style:style>
    <style:style style:name="P2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bold" officeooo:rsid="000c49d0" officeooo:paragraph-rsid="000c49d0" style:font-size-asian="12pt" style:font-weight-asian="bold" style:font-size-complex="12pt" style:font-weight-complex="bold" loext:padding="0cm" loext:border="none"/>
    </style:style>
    <style:style style:name="P2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bold" officeooo:rsid="0029ba7f" officeooo:paragraph-rsid="0029ba7f" style:font-size-asian="16pt" style:font-weight-asian="bold" style:font-size-complex="16pt" style:font-weight-complex="bold"/>
    </style:style>
    <style:style style:name="P26"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08b257" officeooo:paragraph-rsid="0008b257" style:font-size-asian="12pt" style:font-weight-asian="normal" style:font-size-complex="12pt" style:font-weight-complex="normal"/>
    </style:style>
    <style:style style:name="P27"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ac827" officeooo:paragraph-rsid="002c7bd5" style:font-size-asian="16pt" style:font-weight-asian="normal" style:font-size-complex="16pt" style:font-weight-complex="normal"/>
    </style:style>
    <style:style style:name="P28"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ac827" officeooo:paragraph-rsid="002d9c7a" style:font-size-asian="16pt" style:font-weight-asian="normal" style:font-size-complex="16pt" style:font-weight-complex="normal"/>
    </style:style>
    <style:style style:name="P29"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ac827" officeooo:paragraph-rsid="00306dca" style:font-size-asian="16pt" style:font-weight-asian="normal" style:font-size-complex="16pt" style:font-weight-complex="normal"/>
    </style:style>
    <style:style style:name="P3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2d9c7a" officeooo:paragraph-rsid="002d9c7a" style:font-size-asian="16pt" style:font-weight-asian="normal" style:font-size-complex="16pt" style:font-weight-complex="normal"/>
    </style:style>
    <style:style style:name="P3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32a5ac" officeooo:paragraph-rsid="0032a5ac" style:font-size-asian="16pt" style:font-weight-asian="normal" style:font-size-complex="16pt" style:font-weight-complex="normal"/>
    </style:style>
    <style:style style:name="P3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2257f" officeooo:paragraph-rsid="0012257f" style:font-size-asian="12pt" style:font-style-asian="italic" style:font-weight-asian="normal" style:font-size-complex="12pt" style:font-style-complex="italic" style:font-weight-complex="normal" loext:padding="0cm" loext:border="none"/>
    </style:style>
    <style:style style:name="P3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2257f" officeooo:paragraph-rsid="0014c2e5" style:font-size-asian="12pt" style:font-style-asian="italic" style:font-weight-asian="normal" style:font-size-complex="12pt" style:font-style-complex="italic" style:font-weight-complex="normal" loext:padding="0cm" loext:border="none"/>
    </style:style>
    <style:style style:name="P3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435d2" officeooo:paragraph-rsid="001435d2" style:font-size-asian="12pt" style:font-style-asian="italic" style:font-weight-asian="normal" style:font-size-complex="12pt" style:font-style-complex="italic" style:font-weight-complex="normal" loext:padding="0cm" loext:border="none"/>
    </style:style>
    <style:style style:name="P3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7b406" officeooo:paragraph-rsid="0017b406" style:font-size-asian="12pt" style:font-style-asian="italic" style:font-weight-asian="normal" style:font-size-complex="12pt" style:font-style-complex="italic" style:font-weight-complex="normal" loext:padding="0cm" loext:border="none"/>
    </style:style>
    <style:style style:name="P36"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7896" officeooo:paragraph-rsid="00187896" style:font-size-asian="12pt" style:font-style-asian="italic" style:font-weight-asian="normal" style:font-size-complex="12pt" style:font-style-complex="italic" style:font-weight-complex="normal" loext:padding="0cm" loext:border="none"/>
    </style:style>
    <style:style style:name="P37"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4c90" officeooo:paragraph-rsid="00184c90" style:font-size-asian="12pt" style:font-style-asian="italic" style:font-weight-asian="normal" style:font-size-complex="12pt" style:font-style-complex="italic" style:font-weight-complex="normal" loext:padding="0cm" loext:border="none"/>
    </style:style>
    <style:style style:name="P38"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4c90" officeooo:paragraph-rsid="00187896" style:font-size-asian="12pt" style:font-style-asian="italic" style:font-weight-asian="normal" style:font-size-complex="12pt" style:font-style-complex="italic" style:font-weight-complex="normal" loext:padding="0cm" loext:border="none"/>
    </style:style>
    <style:style style:name="P39"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84c90" officeooo:paragraph-rsid="001b6f2f" style:font-size-asian="12pt" style:font-style-asian="italic" style:font-weight-asian="normal" style:font-size-complex="12pt" style:font-style-complex="italic" style:font-weight-complex="normal" loext:padding="0cm" loext:border="none"/>
    </style:style>
    <style:style style:name="P4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b6f2f" officeooo:paragraph-rsid="001b6f2f" style:font-size-asian="12pt" style:font-style-asian="italic" style:font-weight-asian="normal" style:font-size-complex="12pt" style:font-style-complex="italic" style:font-weight-complex="normal" loext:padding="0cm" loext:border="none"/>
    </style:style>
    <style:style style:name="P4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1e0950" style:font-size-asian="12pt" style:font-style-asian="italic" style:font-weight-asian="normal" style:font-size-complex="12pt" style:font-style-complex="italic" style:font-weight-complex="normal" loext:padding="0cm" loext:border="none"/>
    </style:style>
    <style:style style:name="P4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240732" style:font-size-asian="12pt" style:font-style-asian="italic" style:font-weight-asian="normal" style:font-size-complex="12pt" style:font-style-complex="italic" style:font-weight-complex="normal" loext:padding="0cm" loext:border="none"/>
    </style:style>
    <style:style style:name="P4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25755e" style:font-size-asian="12pt" style:font-style-asian="italic" style:font-weight-asian="normal" style:font-size-complex="12pt" style:font-style-complex="italic" style:font-weight-complex="normal" loext:padding="0cm" loext:border="none"/>
    </style:style>
    <style:style style:name="P4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italic" fo:font-weight="normal" officeooo:rsid="001e0950" officeooo:paragraph-rsid="002865a2" style:font-size-asian="12pt" style:font-style-asian="italic" style:font-weight-asian="normal" style:font-size-complex="12pt" style:font-style-complex="italic" style:font-weight-complex="normal" loext:padding="0cm" loext:border="none"/>
    </style:style>
    <style:style style:name="P45"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4pt" fo:letter-spacing="normal" fo:font-style="italic" fo:font-weight="normal" officeooo:rsid="0014c2e5" officeooo:paragraph-rsid="0014c2e5" style:font-size-asian="12pt" style:font-style-asian="italic" style:font-weight-asian="normal" style:font-size-complex="12pt" style:font-style-complex="italic" style:font-weight-complex="normal" loext:padding="0cm" loext:border="none"/>
    </style:style>
    <style:style style:name="P46"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4pt" fo:letter-spacing="normal" fo:font-style="italic" fo:font-weight="normal" officeooo:rsid="0012257f" officeooo:paragraph-rsid="0012257f" style:font-size-asian="12pt" style:font-style-asian="italic" style:font-weight-asian="normal" style:font-size-complex="12pt" style:font-style-complex="italic" style:font-weight-complex="normal" loext:padding="0cm" loext:border="none"/>
    </style:style>
    <style:style style:name="P47"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4pt" fo:letter-spacing="normal" fo:font-style="italic" fo:font-weight="normal" officeooo:rsid="0017b406" officeooo:paragraph-rsid="0017b406" style:font-size-asian="12pt" style:font-style-asian="italic" style:font-weight-asian="normal" style:font-size-complex="12pt" style:font-style-complex="italic" style:font-weight-complex="normal" loext:padding="0cm" loext:border="none"/>
    </style:style>
    <style:style style:name="T1" style:family="text">
      <style:text-properties fo:font-size="24pt" fo:language="en" fo:country="US" officeooo:rsid="001adea3" style:font-name-asian="MS Mincho" style:font-size-asian="24pt" style:font-size-complex="24pt"/>
    </style:style>
    <style:style style:name="T2" style:family="text">
      <style:text-properties fo:font-size="24pt" fo:language="en" fo:country="US" officeooo:rsid="0005b548" style:font-name-asian="MS Mincho" style:font-size-asian="24pt" style:font-size-complex="24pt"/>
    </style:style>
    <style:style style:name="T3" style:family="text">
      <style:text-properties officeooo:rsid="001adea3"/>
    </style:style>
    <style:style style:name="T4" style:family="text">
      <style:text-properties fo:font-size="9pt" fo:language="en" fo:country="US" officeooo:rsid="001adea3" style:font-size-asian="9pt" style:font-size-complex="9pt"/>
    </style:style>
    <style:style style:name="T5" style:family="text">
      <style:text-properties fo:font-size="9pt"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officeooo:rsid="001f7787"/>
    </style:style>
    <style:style style:name="T8" style:family="text">
      <style:text-properties fo:font-style="italic" style:font-style-asian="italic" style:font-style-complex="italic"/>
    </style:style>
    <style:style style:name="T9" style:family="text">
      <style:text-properties fo:font-style="italic" officeooo:rsid="001f778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f7787" style:font-style-asian="normal" style:font-style-complex="normal"/>
    </style:style>
    <style:style style:name="T12" style:family="text">
      <style:text-properties fo:font-style="normal" officeooo:rsid="00112f73" style:font-style-asian="normal" style:font-style-complex="normal"/>
    </style:style>
    <style:style style:name="T13" style:family="text">
      <style:text-properties fo:font-variant="normal" fo:text-transform="none" fo:letter-spacing="normal" fo:font-style="normal" fo:font-weight="normal" style:font-style-asian="normal" style:font-style-complex="normal"/>
    </style:style>
    <style:style style:name="T14" style:family="text">
      <style:text-properties fo:font-variant="normal" fo:text-transform="none" fo:letter-spacing="normal" fo:font-style="normal" fo:font-weight="normal" officeooo:rsid="000b1a64" style:font-style-asian="normal" style:font-style-complex="normal"/>
    </style:style>
    <style:style style:name="T15" style:family="text">
      <style:text-properties fo:font-variant="normal" fo:text-transform="none" fo:letter-spacing="normal" fo:font-style="normal" fo:font-weight="normal" officeooo:rsid="000c6def" style:font-style-asian="normal" style:font-style-complex="normal"/>
    </style:style>
    <style:style style:name="T16" style:family="text">
      <style:text-properties fo:font-variant="normal" fo:text-transform="none" fo:letter-spacing="normal" fo:font-style="normal" fo:font-weight="normal" officeooo:rsid="000c6def" style:font-style-asian="normal" style:font-style-complex="normal" loext:padding="0cm" loext:border="none"/>
    </style:style>
    <style:style style:name="T17" style:family="text">
      <style:text-properties fo:font-variant="normal" fo:text-transform="none" fo:letter-spacing="normal" fo:font-style="normal" fo:font-weight="bold" officeooo:rsid="002ac827" style:font-style-asian="normal" style:font-weight-asian="bold" style:font-style-complex="normal" style:font-weight-complex="bold"/>
    </style:style>
    <style:style style:name="T18" style:family="text">
      <style:text-properties officeooo:rsid="00120b42"/>
    </style:style>
    <style:style style:name="T19" style:family="text">
      <style:text-properties officeooo:rsid="000caf27"/>
    </style:style>
    <style:style style:name="T20" style:family="text">
      <style:text-properties officeooo:rsid="000caf27" loext:padding="0cm" loext:border="none"/>
    </style:style>
    <style:style style:name="T21" style:family="text">
      <style:text-properties officeooo:rsid="000ed272" loext:padding="0cm" loext:border="none"/>
    </style:style>
    <style:style style:name="T22" style:family="text">
      <style:text-properties officeooo:rsid="000f8874" loext:padding="0cm" loext:border="none"/>
    </style:style>
    <style:style style:name="T23" style:family="text">
      <style:text-properties fo:font-size="16pt" fo:font-style="normal" fo:font-weight="bold" officeooo:rsid="001c692c" style:font-size-asian="16pt" style:font-style-asian="normal" style:font-weight-asian="bold" style:font-size-complex="16pt" style:font-style-complex="normal" style:font-weight-complex="bold"/>
    </style:style>
    <style:style style:name="T24" style:family="text">
      <style:text-properties loext:padding="0cm" loext:border="none"/>
    </style:style>
    <style:style style:name="T25" style:family="text">
      <style:text-properties officeooo:rsid="000a269b" loext:padding="0cm" loext:border="none"/>
    </style:style>
    <style:style style:name="T26" style:family="text">
      <style:text-properties officeooo:rsid="000e5b81"/>
    </style:style>
    <style:style style:name="T27" style:family="text">
      <style:text-properties officeooo:rsid="00112f73"/>
    </style:style>
    <style:style style:name="T28" style:family="text">
      <style:text-properties officeooo:rsid="00112f73" loext:padding="0cm" loext:border="none"/>
    </style:style>
    <style:style style:name="T29" style:family="text">
      <style:text-properties officeooo:rsid="00137515"/>
    </style:style>
    <style:style style:name="T30" style:family="text">
      <style:text-properties officeooo:rsid="001435d2"/>
    </style:style>
    <style:style style:name="T31" style:family="text">
      <style:text-properties officeooo:rsid="0014c2e5"/>
    </style:style>
    <style:style style:name="T32" style:family="text">
      <style:text-properties officeooo:rsid="00165dfc"/>
    </style:style>
    <style:style style:name="T33" style:family="text">
      <style:text-properties officeooo:rsid="00187896"/>
    </style:style>
    <style:style style:name="T34" style:family="text">
      <style:text-properties officeooo:rsid="00196fa2"/>
    </style:style>
    <style:style style:name="T35" style:family="text">
      <style:text-properties officeooo:rsid="001b6f2f"/>
    </style:style>
    <style:style style:name="T36" style:family="text">
      <style:text-properties officeooo:rsid="001c5679"/>
    </style:style>
    <style:style style:name="T37" style:family="text">
      <style:text-properties officeooo:rsid="001e0950"/>
    </style:style>
    <style:style style:name="T38" style:family="text">
      <style:text-properties officeooo:rsid="001fe5e2"/>
    </style:style>
    <style:style style:name="T39" style:family="text">
      <style:text-properties officeooo:rsid="0021b756"/>
    </style:style>
    <style:style style:name="T40" style:family="text">
      <style:text-properties officeooo:rsid="002240ef"/>
    </style:style>
    <style:style style:name="T41" style:family="text">
      <style:text-properties officeooo:rsid="00240732"/>
    </style:style>
    <style:style style:name="T42" style:family="text">
      <style:text-properties officeooo:rsid="0025755e"/>
    </style:style>
    <style:style style:name="T43" style:family="text">
      <style:text-properties officeooo:rsid="0026e35b"/>
    </style:style>
    <style:style style:name="T44" style:family="text">
      <style:text-properties officeooo:rsid="0027c467"/>
    </style:style>
    <style:style style:name="T45" style:family="text">
      <style:text-properties officeooo:rsid="002865a2"/>
    </style:style>
    <style:style style:name="T46" style:family="text">
      <style:text-properties officeooo:rsid="0029ba7f"/>
    </style:style>
    <style:style style:name="T47" style:family="text">
      <style:text-properties fo:font-weight="bold" officeooo:rsid="002ac827" style:font-weight-asian="bold" style:font-weight-complex="bold"/>
    </style:style>
    <style:style style:name="T48" style:family="text">
      <style:text-properties fo:font-weight="bold" officeooo:rsid="002ac827" style:font-weight-asian="bold" style:font-weight-complex="bold" loext:padding="0cm" loext:border="none"/>
    </style:style>
    <style:style style:name="T49" style:family="text">
      <style:text-properties officeooo:rsid="002c7bd5" loext:padding="0cm" loext:border="none"/>
    </style:style>
    <style:style style:name="T50" style:family="text">
      <style:text-properties officeooo:rsid="002d9c7a" loext:padding="0cm" loext:border="none"/>
    </style:style>
    <style:style style:name="T51" style:family="text">
      <style:text-properties officeooo:rsid="00306dca" loext:padding="0cm" loext:border="non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text:dont-balance-text-columns="false" style:editable="false">
        <style:columns fo:column-count="2" fo:column-gap="0.6cm">
          <style:column style:rel-width="32767*" fo:start-indent="0cm" fo:end-indent="0.3cm"/>
          <style:column style:rel-width="32768*" fo:start-indent="0.3cm" fo:end-indent="0cm"/>
        </style:columns>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Mobiles</text:span><text:span text:style-name="T3"> Sales </text:span><text:span text:style-name="T2">Strategizer</text:span><text:span text:style-name="T3"> <text:s text:c="2"/></text:span></text:p>
      <text:p text:style-name="P9"/>
      <text:section text:style-name="Sect1" text:name="Section1">
        <text:p text:style-name="P3"><text:span text:style-name="T4">Srish Srinivasan</text:span><text:span text:style-name="T5"><text:line-break/></text:span><text:span text:style-name="T4">Computer Science Engineering</text:span><text:span text:style-name="T5"><text:line-break/></text:span><text:span text:style-name="T4">PES University</text:span></text:p>
        <text:p text:style-name="P3"><text:span text:style-name="T4">Bangalore,India</text:span><text:span text:style-name="T5"><text:line-break/></text:span><text:span text:style-name="T4">srishwap4@gmail.com</text:span></text:p>
        <text:p text:style-name="P9"/>
        <text:p text:style-name="P4"><text:span text:style-name="T4">Sriram Subramanian</text:span><text:span text:style-name="T5"><text:line-break/> </text:span><text:span text:style-name="T4">Computer Science Engineering</text:span><text:span text:style-name="T5"><text:line-break/></text:span><text:span text:style-name="T4">PES University</text:span><text:span text:style-name="T6"><text:line-break/></text:span></text:p>
        <text:p text:style-name="P6">Bangalore,India</text:p>
        <text:p text:style-name="P6">sriramsub7@gmail.com</text:p>
        <text:p text:style-name="P9"/>
      </text:section>
      <text:section text:style-name="Sect2" text:name="Section2">
        <text:p text:style-name="P5"><text:span text:style-name="T8"><text:s/><text:tab/><text:tab/> <text:s text:c="4"/></text:span><text:span text:style-name="T23">Abstract</text:span></text:p>
        <text:p text:style-name="P7"/>
        <text:p text:style-name="P1">This paper discusses the various methods that are employed in predicting the trends in time series data. Here, an attempt to forecasting mobile phone sales has been made. Initially, we learnt how Recurrent Neural Networks (RNN) and Long Short Term Memory (LSTM) have been used to predict the demand for electricity in a residential locality. We then saw how the application of Deep Neural Networks in building predictive models came up with some very accurate predictions. Moving on, we also looked at how Support Vector Machines have been employed in forecasting the sales of mobile phones.</text:p>
        <text:p text:style-name="P2">*<text:span text:style-name="T26">yet to be completed*</text:span></text:p>
        <text:p text:style-name="P18"><text:span text:style-name="T27">I. </text:span>Introduction </text:p>
        <text:p text:style-name="P8"/>
        <text:p text:style-name="P15">A market place is a intermediary link between a merchant(s) and a consumer(s). It takes away the hassle of visiting different websites or visiting different malls in order to compare the pricing of a product that a consumer is interested in. So a market place, be it online or offline acts as a portal for all merchants to exhibit and sell their products to interested customers.</text:p>
        <text:p text:style-name="P15"><text:s/>Customers would find it really easy to make a sound decision on their purchases given the plethora of options in terms of pricing and features. The merchants too could analyse and find out the products that seem to be really trendy and accordingly plan their sales strategy and the investments that they would have to make in order to have a successful campaign at the marketplace. <text:s/></text:p>
        <text:p text:style-name="P16">Our goal was , given the dataset of phone sales in the first half of 2020, try and analyse how certain sales decisions such as pricing were indeed getting the optimal results in terms of sales, try predicting sales of a product and try to bring out the most influential factors that affect the sales.</text:p>
        <text:p text:style-name="P16">The data was considerably clean when we ingested it, therefore not much of cleaning was required. </text:p>
        <text:p text:style-name="P16">One of the issues was, that many of the columns in the dataset took unstructured values and we had to figure out a way to extract information from them or make the decision to drop the columns entirely.</text:p>
        <text:p text:style-name="P14">Explorative analysis showed that many attributes had a skewed distrubution.<text:span text:style-name="T7">Few of the attributes were considerably correlated with one another. For one, the </text:span><text:span text:style-name="T9">daily_gmv </text:span><text:span text:style-name="T11">attribute of the dataset was higly correlated with the </text:span><text:span text:style-name="T9">daily_sold </text:span><text:span text:style-name="T11">attribute.</text:span></text:p>
        <text:p text:style-name="P17"><text:span text:style-name="T12">II. </text:span><text:span text:style-name="T11">L</text:span><text:span text:style-name="T10">iterature Review</text:span></text:p>
        <text:p text:style-name="P13"><text:span text:style-name="T13">Anupiya Nugaliyadde, Upeka Somaratne, and Kok Wai Wong Murdoch </text:span><text:span text:style-name="T14">in their paper “Predicting Electricity Consumption using Deep Recurrent Neural Networks” talk us through their approach to predicting Electricity Consumption using a Recurrent Neural </text:span><text:soft-page-break/><text:span text:style-name="T14">Network (RNN) and a Long Short Term Memory network (LSTM). Both these models are purely dependent on the historical consumption of eletricity. They observed that the analysis of time-series data through conventional approaches like ARIMA </text:span><text:span text:style-name="T15">(</text:span><text:span text:style-name="T16">Autoregressive integrated moving average)</text:span><text:span text:style-name="T14">, Fuzzy based techniques, SVM </text:span><text:span text:style-name="T15">(</text:span><text:span text:style-name="T14">Support Vector Machines</text:span><text:span text:style-name="T15">)</text:span><text:span text:style-name="T14"> and a few other did an excellent job in making short-term predictions but were considerably poor when it came to making long-term predictions. </text:span><text:span text:style-name="T15">RNN and LSTM based models consist of a feedback loop from their past inputs in order to learn from the their previous sequences of data. Both these models were observed to minimize the RMS (Root Mean Square) error value to 0.1 for all the cases on an average. They concluded that the RNN and LSTM based models performed as good as ARIMA in making short-term predictions and outperformed all the other models when it came to making medium-term and long-term predictions with very good accuracy. </text:span><text:span text:style-name="T17">[1]</text:span></text:p>
        <text:p text:style-name="P10"/>
        <text:p text:style-name="P11">In the paper , “deep neural decision trees”, Yongxin Yang, Garcia Morillo, and Timithy M.H , discuss how neural networks are extremely powerful, but lack the interpretabilty of tree based models. In use cases corresponding to fields such as business and medicine, the model may require to be explainable. They incorporated both the decision tree and ANN techniques to create a custom model. This model, instead of using greedy techniques to grow the tree, uses stochastic gradient descent and can hence find the better approximate to the optimal solution. Since the entire model is contructed like a desicion tree, It would be quite easy to interpret. They tested on tabular, low dimensional data and compared the perfformances of <text:span text:style-name="T18">a dndt, decision tree and a neural network. They concluded that the decision tree slightly outperforms the dndt as it is more suited for the type of data used, but the dndt did outperform the neural network . Maybe the dndt could provide an useful, interpretable model when analysisng perceptual data. </text:span><text:span text:style-name="T47">[2]</text:span></text:p>
        <text:p text:style-name="P11"/>
        <text:p text:style-name="P11"><text:span text:style-name="T19">Zekun Duan in his paper “</text:span><text:span text:style-name="T20">Mobile Phone Sales Forecast Based on Support Vector Machine” discusses how he employed SVM (Support Vector Machine) in building a model for the prediction of mobile phone sales. He took in factors such as price, wear resistance, resistance to fall, charging interval, battery life, communication stability, photo effect, appearance design, memory size and the willingness to buy again </text:span><text:span text:style-name="T21">as input variables and the sales foreground grade as the output variable. </text:span><text:span text:style-name="T22">The reason behind employing SVM was that it was very efficient in making predictions as it overcomes the problem of local optimum and also eliminates the possibility of a long convergence time which seems to be very evident in some of the neural networks based models. On analysing the predictions that were made, he concluded that the sales forecasts were very consistent with the actual values announced by the mobile phone manufacturers.</text:span><text:span text:style-name="T48">[3]</text:span><text:span text:style-name="T22"> </text:span></text:p>
        <text:p text:style-name="P23"><text:span text:style-name="T28">III. </text:span><text:span text:style-name="T22">P</text:span><text:span text:style-name="T24">roblem Statement</text:span></text:p>
        <text:p text:style-name="P12"><text:span text:style-name="T25">1. </text:span><text:span text:style-name="T24">To find out the most influential independant variables in determining the value of the dependant variable.</text:span></text:p>
        <text:p text:style-name="P12"><text:span text:style-name="T25">2. </text:span><text:span text:style-name="T24">To build a model that can predict the sales of a mobile phone given its parameters.</text:span></text:p>
        <text:p text:style-name="P12"><text:span text:style-name="T25">3. </text:span><text:span text:style-name="T24">To estimate the amount of history to consider when making a prediction , since it is time series data.</text:span></text:p>
        <text:p text:style-name="P25"><text:span text:style-name="T24">IV. Approach Overview</text:span></text:p>
        <text:p text:style-name="P27"><text:span text:style-name="T24">Since the dataset contains records of numerous products, to provide valuable insights analysis was conducted on subsets of the dataset corresponding a particular product type. The product type to be selected should be configurable and hence analysis can be done all products, one at a time. </text:span></text:p>
        <text:p text:style-name="P30"><text:span text:style-name="T24">To achieve prelimnary insights, various plots would be illustrated.</text:span></text:p>
        <text:p text:style-name="P28"><text:span text:style-name="T49">We would be using regression models as the target variable is a continous variable.</text:span></text:p>
        <text:p text:style-name="P29"><text:soft-page-break/><text:span text:style-name="T50">Since the target variable varies with time, methods for time-series analysis could be employed. </text:span></text:p>
        <text:p text:style-name="P29"><text:span text:style-name="T51">The models of simple linear regression, multiple linear regression, random forest regression and auto regressive intgerated moving avearge were used for analysis.</text:span><text:span text:style-name="T24"> </text:span></text:p>
        <text:p text:style-name="P31"><text:span text:style-name="T24">The imporatance of the various features involved were extracted.</text:span></text:p>
        <text:p text:style-name="P31"><text:span text:style-name="T24">The best performing model was chosen and k-fold cross validation was conducted.</text:span></text:p>
        <text:p text:style-name="P24"><text:span text:style-name="T27">V. </text:span>Our Approach</text:p>
        <text:p text:style-name="P32">All further analysis was done only on a particular subset of the entire dataset. This subset corresponds to all data of a particular product type. <text:span text:style-name="T29">This was accomplished using a function which will take in the product type as a parameter and hence the user could experiment and analyse the various product types. This function returns a processed subset. </text:span></text:p>
        <text:p text:style-name="P45">1. Exploratory Analysis</text:p>
        <text:p text:style-name="P33">The data had very few missing values. Hence, <text:span text:style-name="T29">records with missing values were discarded</text:span>. <text:span text:style-name="T30">Exploratory analysis was conducted before pre-processing to get a better idea of the distribution of data. As well as to judge the outliers in the data and bring out any interesting characteristics.</text:span></text:p>
        <text:p text:style-name="P34">Box plots were plotted for each feature. The correlation matrix was plotted to see how the features were realted to each other. Various parameters of the data were grouped by the days of the week and plotted. Plots such as the top 20 brands with the most number of products, the 10 costliest products and the total products sold against the dates were illustrated. <text:s/></text:p>
        <text:p text:style-name="P46"><text:span text:style-name="T31">2</text:span>. Pre-processing the data</text:p>
        <text:p text:style-name="P32"><text:s/><text:span text:style-name="T31">Missing values were already taken care of before the plots were made</text:span>. <text:span text:style-name="T32">Further processing was done to ready the dataset for training.</text:span> The range of the different parameters varied greatly, <text:span text:style-name="T29">s</text:span>o <text:span text:style-name="T29">the data had to be scaled </text:span>before further processing. <text:span text:style-name="T29">The categorical variables had to be encoded. Features that were not relevant to the analysis were discarded. </text:span><text:span text:style-name="T30">Records with outliers in any of the features were discarded. </text:span></text:p>
        <text:p text:style-name="P32"/>
        <text:p text:style-name="P35"/>
        <text:p text:style-name="P47">3. Building the models</text:p>
        <text:p text:style-name="P36">A processed subset of data corresponding to a particular product was retrieved.</text:p>
        <text:p text:style-name="P37">The dependant variable was indentified to be the total_sold feature. </text:p>
        <text:p text:style-name="P37">The feature that was the most correlated with dependant variable was total_review. This is understandable as only the customers who buy products would review them. This must be considered during any further analysis. </text:p>
        <text:p text:style-name="P37">i. Simple Linear Regression</text:p>
        <text:p text:style-name="P38">A simple linear regression model was trained with total_sold as the dependant variable and total_review as the independant variable. This was done to further judge the relationship between the 2 variables. It yielded an R2 score of 0.98244 with an mean absolute error of 11.15 and a mean squared error of 247.22 on the test dataset. <text:span text:style-name="T33">This shows that total_review plays a major role in determining the value of total_sold. </text:span></text:p>
        <text:p text:style-name="P38"/>
        <text:p text:style-name="P38"><text:span text:style-name="T33">ii. Multiple Linear Regression</text:span></text:p>
        <text:p text:style-name="P39"><text:span text:style-name="T34">A multiple linear regression model was trained with total_sold as the dependant variable and the independant variables being price, stock, daily_gmv, daily_sold, daily_view, rating, total_review and the encoded dummies of cod and merchant_city. </text:span><text:span text:style-name="T35">It yielded an R2 score of .997313 and a mean absolute error of 5.04 and a mean squared error of <text:s/>42.76. However, since total_review should not be considered for analysis, the model was trained again during k-fold cross validation without it being considered as an independant variable.</text:span></text:p>
        <text:p text:style-name="P40"><text:span text:style-name="T36">i</text:span>ii. Random Forest Regressor</text:p>
        <text:p text:style-name="P39"><text:span text:style-name="T34">A </text:span><text:span text:style-name="T35">random</text:span><text:span text:style-name="T34"> </text:span><text:span text:style-name="T35">forest</text:span><text:span text:style-name="T34"> regress</text:span><text:span text:style-name="T35">or</text:span><text:span text:style-name="T34"> model was trained with total_sold as the dependant variable and </text:span><text:soft-page-break/><text:span text:style-name="T34">the independant variables being price, stock, daily_gmv, daily_sold, daily_view, rating, total_review and the encoded dummies of cod and merchant_city. </text:span><text:span text:style-name="T35">It yielded an R2 score of .9745 and a mean absolute error 12.46 and a mean squared error of <text:s/>406.39. The trained model was also used to extract the importance of <text:s/>the features according to the model. As expected, total_review was the most important feature. Hence, the model was trained again without considering total_review as one of the dependent variables. </text:span><text:span text:style-name="T37">This model yielded an R2 score of .83287 and the imporatnce of features was extracted again and daily_view turned out to be the most important feature. The product_id played a major role in determining the dependant variable . The features stock and daily_gmv also ranked high in importance. </text:span></text:p>
        <text:p text:style-name="P41">iv. ARIMA</text:p>
        <text:p text:style-name="P42">We decomposed the signals in the variable total_sold into trend, seasonality and residual components. No significant trend or seasonality was observed. <text:span text:style-name="T38">Hence, it was suitable for the application of </text:span><text:span text:style-name="T39">arima. The appropriate values for the parameters p, d and q were extracted from the data. </text:span><text:span text:style-name="T40">The model resulted in a root mean squared value of 134.21 and an mean squared value of 18013.19. This clearly showed that the model was a complete misfit for the given data.</text:span></text:p>
        <text:p text:style-name="P42"/>
        <text:p text:style-name="P42"><text:span text:style-name="T41">v. Feature Importance</text:span></text:p>
        <text:p text:style-name="P43"><text:span text:style-name="T41">To confirm the results given by the random forest model, the highest ranked features using the f_regression score were extracted. The rankings were same as that output by the random forest regressor. </text:span></text:p>
        <text:p text:style-name="P43"><text:span text:style-name="T42">vi. K-Fold Cross Validation</text:span></text:p>
        <text:p text:style-name="P44"><text:span text:style-name="T42">The model with the best perfomance turned out to be Multiple Linear Regression. This model was validated by considering with and without the feature total_review during training. </text:span><text:span text:style-name="T43">The model that considered total_review as one of the independant variables yielded R2</text:span><text:span text:style-name="T40"> </text:span><text:span text:style-name="T43">scores in the range .9960 to .9985 on 7 splits. The model that </text:span><text:span text:style-name="T44">hadn’t </text:span><text:span text:style-name="T43">considered total_review as one of the independant variables yielded R2</text:span><text:span text:style-name="T40"> </text:span><text:span text:style-name="T43">scores in the range .</text:span><text:span text:style-name="T44">74</text:span><text:span text:style-name="T45">13</text:span><text:span text:style-name="T43"> to .98</text:span><text:span text:style-name="T45">67</text:span><text:span text:style-name="T43"> on 7 splits. </text:span></text:p>
        <text:p text:style-name="P22"><text:span text:style-name="T46">VI.</text:span><text:span text:style-name="T45"> Conclusions</text:span></text:p>
        <text:p text:style-name="P22"/>
        <text:p text:style-name="P44"/>
        <text:p text:style-name="P21"><text:span text:style-name="T34"><text:s/></text:span><text:s/></text:p>
        <text:p text:style-name="P20"/>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fo:language="en" fo:country="US" style:font-name-asian="MS Mincho" style:font-family-asian="'MS Mincho'" style:font-family-generic-asian="system" style:font-pitch-asian="variable" style:font-size-asian="24pt" style:font-size-complex="24pt"/>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fo:language="en" fo:country="US" style:font-size-asian="11pt" style:font-size-complex="11pt"/>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language="en" fo:country="US" fo:font-weight="bold" style:font-size-asian="9pt" style:font-weight-asian="bold" style:font-size-complex="9pt" style:font-weight-complex="bold"/>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Numbering_20_Symbols" style:display-name="Numbering Symbols" style:family="text"/>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4:42:46.633981264</meta:creation-date>
    <dc:date>2020-11-29T12:54:42.968368257</dc:date>
    <meta:editing-duration>PT2H12M25S</meta:editing-duration>
    <meta:editing-cycles>39</meta:editing-cycles>
    <meta:generator>LibreOffice/6.4.6.2$Linux_X86_64 LibreOffice_project/40$Build-2</meta:generator>
    <meta:document-statistic meta:table-count="0" meta:image-count="0" meta:object-count="0" meta:page-count="5" meta:paragraph-count="57" meta:word-count="1895" meta:character-count="11857" meta:non-whitespace-character-count="9980"/>
  </office:meta>
</office:document-meta>
</file>